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10.2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1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text-shadow="none" style:text-underline-style="none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ce4" style:family="table-cell" style:parent-style-name="Default">
      <style:text-properties style:font-name="TimesNewRomanPSMT" fo:font-size="12pt" fo:language="en" fo:country="US" style:font-name-asian="TimesNewRomanPSMT" style:font-size-asian="12pt" style:language-asian="en" style:country-asian="US" style:font-name-complex="TimesNewRomanPSMT" style:font-size-complex="12pt" style:language-complex="en" style:country-complex="US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-asian="TimesNewRomanPSMT" style:font-size-asian="12pt" style:font-name-complex="TimesNewRomanPSMT" style:font-size-complex="12pt"/>
    </style:style>
  </office:automatic-styles>
  <office:body>
    <office:spreadsheet>
      <table:table table:name="Jugar - Escenario 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El Jugador tiene un juego existente e intenta realizar una juga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1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table:style-name="ce2"/>
        </table:table-row>
        <table:table-row table:style-name="ro3">
          <table:table-cell office:value-type="string">
            <text:p>Resultados obtenidos</text:p>
          </table:table-cell>
          <table:table-cell table:style-name="ce2" office:value-type="string">
            <text:p>La línea se marca correctamente, se cambia el jugador activo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office:value-type="string">
            <text:p><text:span text:style-name="T1">1. El Juego dibuja la nueva línea</text:span></text:p>
            <text:p><text:span text:style-name="T1">2. El Juego actualiza la vista de todos los Jugadores y</text:span></text:p>
            <text:p><text:span text:style-name="T1">espectadores.</text:span></text:p>
            <text:p><text:span text:style-name="T1">3. Se actualiza el estado del Juego.</text:span></text:p>
            <text:p><text:span text:style-name="T1">4. Ahora puede Jugar el siguiente Jugador.</text:span></text:p>
          </table:table-cell>
        </table:table-row>
        <table:table-row table:style-name="ro5">
          <table:table-cell office:value-type="string">
            <text:p>Ent-1</text:p>
          </table:table-cell>
          <table:table-cell office:value-type="string">
            <text:p><text:span text:style-name="T1">1. El Jugador elige una línea que aún no haya sido marcada,</text:span></text:p>
            <text:p><text:span text:style-name="T1">pero sin completar un cuadrado.</text:span>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El jugador sigue jugando. Otros jugadores no pueden jugar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office:value-type="string">
            <text:p><text:span text:style-name="T1">1. El Juego dibuja la nueva línea y el cuadro recién rellenado.</text:span></text:p>
            <text:p><text:span text:style-name="T1">2. El Juego actualiza la vista de todos los Jugadores y</text:span></text:p>
            <text:p><text:span text:style-name="T1">espectadores.</text:span></text:p>
            <text:p><text:span text:style-name="T1">3. Se actualiza el estado del Juego (puntaje ,etc).</text:span></text:p>
            <text:p><text:span text:style-name="T1">4. El Jugador obtiene otro turno.</text:span></text:p>
          </table:table-cell>
        </table:table-row>
        <table:table-row table:style-name="ro5">
          <table:table-cell office:value-type="string">
            <text:p>Ent-1</text:p>
          </table:table-cell>
          <table:table-cell table:style-name="ce3" office:value-type="string">
            <text:p><text:span text:style-name="T2">1. El Jugador elige una línea que aún no haya sido marcada,</text:span></text:p>
            <text:p><text:span text:style-name="T2">pero completando un cuadrado.</text:span>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errores aleatorios (no se actualiza, errores de conexión con la BD)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ve el cambio</text:p>
          </table:table-cell>
        </table:table-row>
        <table:table-row table:style-name="ro6">
          <table:table-cell office:value-type="string">
            <text:p>Resultados esperados</text:p>
          </table:table-cell>
          <table:table-cell office:value-type="string">
            <text:p><text:span text:style-name="T1">1. El Jugador verá en tiempo real la jugada del otro Jugador.</text:span></text:p>
            <text:p><text:span text:style-name="T1">2. Se actualizará la vista de todos los jugadores y</text:span></text:p>
            <text:p><text:span text:style-name="T1">espectadores.</text:span></text:p>
            <text:p><text:span text:style-name="T1">3. Se actualizará el estado del Juego (puntaje, etc).</text:span></text:p>
          </table:table-cell>
        </table:table-row>
        <table:table-row table:style-name="ro7">
          <table:table-cell office:value-type="string">
            <text:p>Ent-1</text:p>
          </table:table-cell>
          <table:table-cell table:style-name="ce4" office:value-type="string">
            <text:p>1. El Jugador espera hasta que su oponente realice una jugada.</text:p>
          </table:table-cell>
        </table:table-row>
        <table:table-row table:style-name="ro8" table:number-rows-repeated="1048550">
          <table:table-cell table:number-columns-repeated="2"/>
        </table:table-row>
        <table:table-row table:style-name="ro8">
          <table:table-cell table:number-columns-repeated="2"/>
        </table:table-row>
      </table:table>
      <table:table table:name="Jugar - Escenario alternativo" table:style-name="ta1">
        <table:table-column table:style-name="co1" table:default-cell-style-name="Default"/>
        <table:table-column table:style-name="co3" table:default-cell-style-name="Default"/>
        <table:table-row table:style-name="ro2">
          <table:table-cell office:value-type="string">
            <text:p>CP-01</text:p>
          </table:table-cell>
          <table:table-cell office:value-type="string">
            <text:p>El Jugador desea que el sistema le ayude sugiriendo una jugada</text:p>
          </table:table-cell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o implementad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 table:style-name="ce3" office:value-type="string">
            <text:p>1. El sistema le sugiere al Jugador un conjunto de Jugadas válidas.</text:p>
          </table:table-cell>
        </table:table-row>
        <table:table-row table:style-name="ro7">
          <table:table-cell office:value-type="string">
            <text:p>Ent-1</text:p>
          </table:table-cell>
          <table:table-cell table:style-name="ce4" office:value-type="string">
            <text:p>1. El Jugador presiona “Sugerir Jugada”.</text:p>
          </table:table-cell>
        </table:table-row>
      </table:table>
      <table:table table:name="Jugar - Excepcional" table:style-name="ta1" table:print="false"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>
            <text:p>CP-01</text:p>
          </table:table-cell>
          <table:table-cell office:value-type="string">
            <text:p>EL jugador intenta realizar una jugada no válida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No es posible seleccionar una línea inválida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juego rechaza la jugada y el jugador debe volver a seleccionar una línea</text:p>
          </table:table-cell>
        </table:table-row>
        <table:table-row table:style-name="ro7">
          <table:table-cell office:value-type="string">
            <text:p>Ent-1</text:p>
          </table:table-cell>
          <table:table-cell table:style-name="ce4" office:value-type="string">
            <text:p>1. El Jugador selecciona una línea inválida (ya jugada)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 office:value-type="string">
            <text:p>El jugador juega cuando no le toca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No es posible jugar si no es en su turn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juego ignora la solicitud del Jugador, pues no es su turno</text:p>
          </table:table-cell>
        </table:table-row>
        <table:table-row table:style-name="ro7">
          <table:table-cell office:value-type="string">
            <text:p>Ent-1</text:p>
          </table:table-cell>
          <table:table-cell table:style-name="ce4" office:value-type="string">
            <text:p>1. El Jugador selecciona cualquier líne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23:34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17:12.44</meta:creation-date>
    <meta:editing-duration>PT5M58S</meta:editing-duration>
    <meta:editing-cycles>11</meta:editing-cycles>
    <meta:generator>LibreOffice/4.0.2.2$Linux_X86_64 LibreOffice_project/400m0$Build-2</meta:generator>
    <dc:date>2013-07-14T23:38:30</dc:date>
    <dc:creator>Esteban Betancourt</dc:creator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